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26cm" svg:stroke-color="#000000" draw:stroke-linejoin="round" draw:fill="none" draw:textarea-vertical-align="middle" draw:auto-grow-height="false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26cm" svg:stroke-color="#000000" draw:stroke-linejoin="round" draw:fill="solid" draw:fill-color="#e6e6e6" draw:textarea-horizontal-align="center" draw:textarea-vertical-align="middle" draw:auto-grow-height="false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solid" svg:stroke-width="0.076cm" svg:stroke-color="#000000" draw:marker-start-width="0.275cm" draw:marker-end-width="0.275cm" draw:stroke-linejoin="round" draw:fill="none" draw:textarea-horizontal-align="center" draw:textarea-vertical-align="top" draw:auto-grow-height="false" fo:padding-top="0.15cm" fo:padding-bottom="0.15cm" fo:padding-left="0.275cm" fo:padding-right="0.275cm" fo:wrap-option="wrap"/>
    </style:style>
    <style:style style:name="gr5" style:family="graphic" style:parent-style-name="standard">
      <style:graphic-properties draw:stroke="none" svg:stroke-width="0.026cm" svg:stroke-color="#000000" draw:stroke-linejoin="round" draw:fill="none" draw:textarea-vertical-align="top" draw:auto-grow-height="false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P1" style:family="paragraph">
      <style:text-properties fo:color="#000000" fo:font-family="Helvetica" style:font-style-name="Regular" style:font-family-generic="swiss" style:font-pitch="variable" fo:font-size="14pt" style:font-size-asian="18pt" style:font-size-complex="18pt"/>
    </style:style>
    <style:style style:name="P2" style:family="paragraph">
      <style:paragraph-properties fo:text-align="center"/>
      <style:text-properties fo:color="#000000" fo:font-family="Helvetica" style:font-style-name="Regular" style:font-family-generic="swiss" style:font-pitch="variable" fo:font-size="14pt" style:font-size-asian="18pt" style:font-size-complex="18pt"/>
    </style:style>
    <style:style style:name="P3" style:family="paragraph">
      <style:paragraph-properties fo:line-height="83%" fo:text-align="center"/>
      <style:text-properties fo:font-size="18pt" style:font-size-asian="18pt" style:font-size-complex="18pt"/>
    </style:style>
    <style:style style:name="P4" style:family="paragraph">
      <style:paragraph-properties fo:line-height="83%" fo:text-align="center"/>
      <style:text-properties fo:color="#000000" fo:font-family="Helvetica" style:font-style-name="Regular" style:font-family-generic="swiss" style:font-pitch="variable" fo:font-size="18pt" style:font-size-asian="18pt" style:font-size-complex="18pt"/>
    </style:style>
    <style:style style:name="P5" style:family="paragraph">
      <style:paragraph-properties fo:line-height="83%" fo:text-align="center">
        <style:tab-stops>
          <style:tab-stop style:position="2.011cm"/>
        </style:tab-stops>
      </style:paragraph-properties>
      <style:text-properties fo:font-size="18pt" style:font-size-asian="18pt" style:font-size-complex="18pt"/>
    </style:style>
    <style:style style:name="P6" style:family="paragraph">
      <style:paragraph-properties fo:line-height="83%" fo:text-align="center">
        <style:tab-stops>
          <style:tab-stop style:position="2.011cm"/>
        </style:tab-stops>
      </style:paragraph-properties>
      <style:text-properties fo:color="#000000" fo:font-family="Helvetica" style:font-style-name="Regular" style:font-family-generic="swiss" style:font-pitch="variable" fo:font-size="18pt" style:font-size-asian="18pt" style:font-size-complex="18pt"/>
    </style:style>
    <style:style style:name="T1" style:family="text">
      <style:text-properties fo:color="#000000" style:text-line-through-style="none" fo:font-family="Helvetica" style:font-style-name="Regular" style:font-family-generic="swiss" style:font-pitch="variable" fo:letter-spacing="normal" fo:font-style="normal" style:text-underline-style="none" fo:font-weight="normal" style:font-style-asian="normal" style:font-weight-asian="normal" style:font-family-complex="'Helvetica LT Std Light'" style:font-style-complex="normal" style:font-weight-complex="normal"/>
    </style:style>
    <style:style style:name="T2" style:family="text">
      <style:text-properties fo:color="#000000" style:text-line-through-style="none" fo:font-family="Helvetica" style:font-style-name="Regular" style:font-family-generic="swiss" style:font-pitch="variable" fo:letter-spacing="normal" fo:font-style="normal" style:text-underline-style="none" fo:font-weight="normal" style:font-family-asian="'ＭＳ Ｐゴシック'" style:font-style-asian="normal" style:font-weight-asian="normal" style:font-family-complex="'Helvetica LT Std Light'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AutoShape 16" draw:style-name="gr1" draw:text-style-name="P1" draw:layer="layout" svg:width="0.462cm" svg:height="2.31cm" svg:x="2.476cm" svg:y="3.616cm">
          <text:p/>
          <draw:enhanced-geometry svg:viewBox="0 0 21600 21600" draw:glue-points="21600 0 0 10800 21600 21600" draw:text-areas="13800 ?f9 21600 ?f10" draw:type="left-brace" draw:modifiers="1093.55257464301 10215.837299870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name="Line 1" draw:style-name="gr2" draw:text-style-name="P2" draw:layer="layout" svg:x1="3.01cm" svg:y1="4.13cm" svg:x2="10.864cm" svg:y2="4.134cm">
          <text:p/>
        </draw:line>
        <draw:line draw:name="Line 2" draw:style-name="gr2" draw:text-style-name="P2" draw:layer="layout" svg:x1="3.01cm" svg:y1="4.421cm" svg:x2="10.864cm" svg:y2="4.425cm">
          <text:p/>
        </draw:line>
        <draw:line draw:name="Line 3" draw:style-name="gr2" draw:text-style-name="P2" draw:layer="layout" svg:x1="3.01cm" svg:y1="3.839cm" svg:x2="10.864cm" svg:y2="3.843cm">
          <text:p/>
        </draw:line>
        <draw:line draw:name="Line 4" draw:style-name="gr2" draw:text-style-name="P2" draw:layer="layout" svg:x1="3.01cm" svg:y1="4.712cm" svg:x2="10.864cm" svg:y2="4.716cm">
          <text:p/>
        </draw:line>
        <draw:line draw:name="Line 5" draw:style-name="gr2" draw:text-style-name="P2" draw:layer="layout" svg:x1="3.01cm" svg:y1="5.003cm" svg:x2="10.864cm" svg:y2="5.007cm">
          <text:p/>
        </draw:line>
        <draw:line draw:name="Line 6" draw:style-name="gr2" draw:text-style-name="P2" draw:layer="layout" svg:x1="3.01cm" svg:y1="5.294cm" svg:x2="10.864cm" svg:y2="5.298cm">
          <text:p/>
        </draw:line>
        <draw:line draw:name="Line 7" draw:style-name="gr2" draw:text-style-name="P2" draw:layer="layout" svg:x1="3.01cm" svg:y1="5.585cm" svg:x2="10.864cm" svg:y2="5.589cm">
          <text:p/>
        </draw:line>
        <draw:line draw:name="Line 8" draw:style-name="gr2" draw:text-style-name="P2" draw:layer="layout" svg:x1="3.01cm" svg:y1="7.296cm" svg:x2="10.864cm" svg:y2="7.3cm">
          <text:p/>
        </draw:line>
        <draw:line draw:name="Line 9" draw:style-name="gr2" draw:text-style-name="P2" draw:layer="layout" svg:x1="3.01cm" svg:y1="7.587cm" svg:x2="10.864cm" svg:y2="7.592cm">
          <text:p/>
        </draw:line>
        <draw:line draw:name="Line 10" draw:style-name="gr2" draw:text-style-name="P2" draw:layer="layout" svg:x1="3.01cm" svg:y1="7.005cm" svg:x2="10.864cm" svg:y2="7.009cm">
          <text:p/>
        </draw:line>
        <draw:line draw:name="Line 11" draw:style-name="gr2" draw:text-style-name="P2" draw:layer="layout" svg:x1="3.01cm" svg:y1="7.878cm" svg:x2="10.864cm" svg:y2="7.883cm">
          <text:p/>
        </draw:line>
        <draw:line draw:name="Line 12" draw:style-name="gr2" draw:text-style-name="P2" draw:layer="layout" svg:x1="3.01cm" svg:y1="8.169cm" svg:x2="10.864cm" svg:y2="8.174cm">
          <text:p/>
        </draw:line>
        <draw:line draw:name="Line 13" draw:style-name="gr2" draw:text-style-name="P2" draw:layer="layout" svg:x1="3.01cm" svg:y1="8.46cm" svg:x2="10.864cm" svg:y2="8.465cm">
          <text:p/>
        </draw:line>
        <draw:line draw:name="Line 14" draw:style-name="gr2" draw:text-style-name="P2" draw:layer="layout" svg:x1="3.01cm" svg:y1="8.751cm" svg:x2="10.864cm" svg:y2="8.756cm">
          <text:p/>
        </draw:line>
        <draw:custom-shape draw:name="AutoShape 16" draw:style-name="gr1" draw:text-style-name="P1" draw:layer="layout" svg:width="0.462cm" svg:height="2.31cm" svg:x="2.476cm" svg:y="6.816cm">
          <text:p/>
          <draw:enhanced-geometry svg:viewBox="0 0 21600 21600" draw:glue-points="21600 0 0 10800 21600 21600" draw:text-areas="13800 ?f9 21600 ?f10" draw:type="left-brace" draw:modifiers="1093.55257464301 10215.837299870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polygon draw:name="Freeform 17" draw:style-name="gr3" draw:text-style-name="P2" draw:layer="layout" svg:width="2.309cm" svg:height="8.777cm" svg:x="4.84cm" svg:y="0.241cm" svg:viewBox="0 0 2310 8778" draw:points="0,8778 924,7745 924,8778 2310,7229 2310,0 924,1549 924,2582 0,3614 0,7745">
          <text:p/>
        </draw:polygon>
        <draw:line draw:name="Line 18" draw:style-name="gr4" draw:text-style-name="P2" draw:layer="layout" svg:x1="4.863cm" svg:y1="4.161cm" svg:x2="5.176cm" svg:y2="3.812cm">
          <text:p/>
        </draw:line>
        <draw:line draw:name="Line 19" draw:style-name="gr4" draw:text-style-name="P2" draw:layer="layout" svg:x1="4.863cm" svg:y1="4.452cm" svg:x2="5.176cm" svg:y2="4.103cm">
          <text:p/>
        </draw:line>
        <draw:line draw:name="Line 20" draw:style-name="gr4" draw:text-style-name="P2" draw:layer="layout" svg:x1="4.863cm" svg:y1="3.87cm" svg:x2="5.176cm" svg:y2="3.521cm">
          <text:p/>
        </draw:line>
        <draw:line draw:name="Line 21" draw:style-name="gr4" draw:text-style-name="P2" draw:layer="layout" svg:x1="4.863cm" svg:y1="4.743cm" svg:x2="5.176cm" svg:y2="4.394cm">
          <text:p/>
        </draw:line>
        <draw:line draw:name="Line 22" draw:style-name="gr4" draw:text-style-name="P2" draw:layer="layout" svg:x1="4.863cm" svg:y1="5.034cm" svg:x2="5.176cm" svg:y2="4.685cm">
          <text:p/>
        </draw:line>
        <draw:line draw:name="Line 23" draw:style-name="gr4" draw:text-style-name="P2" draw:layer="layout" svg:x1="4.863cm" svg:y1="5.325cm" svg:x2="5.176cm" svg:y2="4.977cm">
          <text:p/>
        </draw:line>
        <draw:line draw:name="Line 24" draw:style-name="gr4" draw:text-style-name="P2" draw:layer="layout" svg:x1="4.863cm" svg:y1="5.616cm" svg:x2="5.176cm" svg:y2="5.268cm">
          <text:p/>
        </draw:line>
        <draw:line draw:name="Line 25" draw:style-name="gr4" draw:text-style-name="P2" draw:layer="layout" svg:x1="4.863cm" svg:y1="7.323cm" svg:x2="5.176cm" svg:y2="6.974cm">
          <text:p/>
        </draw:line>
        <draw:line draw:name="Line 26" draw:style-name="gr4" draw:text-style-name="P2" draw:layer="layout" svg:x1="4.863cm" svg:y1="7.614cm" svg:x2="5.176cm" svg:y2="7.265cm">
          <text:p/>
        </draw:line>
        <draw:line draw:name="Line 27" draw:style-name="gr4" draw:text-style-name="P2" draw:layer="layout" svg:x1="4.863cm" svg:y1="7.031cm" svg:x2="5.176cm" svg:y2="6.683cm">
          <text:p/>
        </draw:line>
        <draw:line draw:name="Line 28" draw:style-name="gr4" draw:text-style-name="P2" draw:layer="layout" svg:x1="4.863cm" svg:y1="7.905cm" svg:x2="5.176cm" svg:y2="7.556cm">
          <text:p/>
        </draw:line>
        <draw:line draw:name="Line 29" draw:style-name="gr4" draw:text-style-name="P2" draw:layer="layout" svg:x1="4.863cm" svg:y1="8.196cm" svg:x2="5.176cm" svg:y2="7.847cm">
          <text:p/>
        </draw:line>
        <draw:line draw:name="Line 30" draw:style-name="gr4" draw:text-style-name="P2" draw:layer="layout" svg:x1="4.863cm" svg:y1="8.487cm" svg:x2="5.176cm" svg:y2="8.138cm">
          <text:p/>
        </draw:line>
        <draw:line draw:name="Line 31" draw:style-name="gr4" draw:text-style-name="P2" draw:layer="layout" svg:x1="4.863cm" svg:y1="8.778cm" svg:x2="5.176cm" svg:y2="8.429cm">
          <text:p/>
        </draw:line>
        <draw:polygon draw:name="Freeform 32" draw:style-name="gr3" draw:text-style-name="P2" draw:layer="layout" svg:width="2.309cm" svg:height="8.776cm" svg:x="7.64cm" svg:y="0.21cm" svg:viewBox="0 0 2310 8777" draw:points="0,8777 924,7745 924,8777 2310,7228 2310,0 924,1549 924,2581 0,3614 0,7745">
          <text:p/>
        </draw:polygon>
        <draw:line draw:name="Line 33" draw:style-name="gr4" draw:text-style-name="P2" draw:layer="layout" svg:x1="7.636cm" svg:y1="4.125cm" svg:x2="7.949cm" svg:y2="3.777cm">
          <text:p/>
        </draw:line>
        <draw:line draw:name="Line 34" draw:style-name="gr4" draw:text-style-name="P2" draw:layer="layout" svg:x1="7.636cm" svg:y1="4.417cm" svg:x2="7.949cm" svg:y2="4.068cm">
          <text:p/>
        </draw:line>
        <draw:line draw:name="Line 35" draw:style-name="gr4" draw:text-style-name="P2" draw:layer="layout" svg:x1="7.636cm" svg:y1="3.834cm" svg:x2="7.949cm" svg:y2="3.486cm">
          <text:p/>
        </draw:line>
        <draw:line draw:name="Line 36" draw:style-name="gr4" draw:text-style-name="P2" draw:layer="layout" svg:x1="7.636cm" svg:y1="4.708cm" svg:x2="7.949cm" svg:y2="4.359cm">
          <text:p/>
        </draw:line>
        <draw:line draw:name="Line 37" draw:style-name="gr4" draw:text-style-name="P2" draw:layer="layout" svg:x1="7.636cm" svg:y1="4.999cm" svg:x2="7.949cm" svg:y2="4.65cm">
          <text:p/>
        </draw:line>
        <draw:line draw:name="Line 38" draw:style-name="gr4" draw:text-style-name="P2" draw:layer="layout" svg:x1="7.636cm" svg:y1="5.29cm" svg:x2="7.949cm" svg:y2="4.941cm">
          <text:p/>
        </draw:line>
        <draw:line draw:name="Line 39" draw:style-name="gr4" draw:text-style-name="P2" draw:layer="layout" svg:x1="7.636cm" svg:y1="5.581cm" svg:x2="7.949cm" svg:y2="5.232cm">
          <text:p/>
        </draw:line>
        <draw:line draw:name="Line 40" draw:style-name="gr4" draw:text-style-name="P2" draw:layer="layout" svg:x1="7.636cm" svg:y1="7.292cm" svg:x2="7.949cm" svg:y2="6.943cm">
          <text:p/>
        </draw:line>
        <draw:line draw:name="Line 41" draw:style-name="gr4" draw:text-style-name="P2" draw:layer="layout" svg:x1="7.636cm" svg:y1="7.583cm" svg:x2="7.949cm" svg:y2="7.234cm">
          <text:p/>
        </draw:line>
        <draw:line draw:name="Line 42" draw:style-name="gr4" draw:text-style-name="P2" draw:layer="layout" svg:x1="7.636cm" svg:y1="7.001cm" svg:x2="7.949cm" svg:y2="6.652cm">
          <text:p/>
        </draw:line>
        <draw:line draw:name="Line 43" draw:style-name="gr4" draw:text-style-name="P2" draw:layer="layout" svg:x1="7.636cm" svg:y1="7.874cm" svg:x2="7.949cm" svg:y2="7.525cm">
          <text:p/>
        </draw:line>
        <draw:line draw:name="Line 44" draw:style-name="gr4" draw:text-style-name="P2" draw:layer="layout" svg:x1="7.636cm" svg:y1="8.165cm" svg:x2="7.949cm" svg:y2="7.816cm">
          <text:p/>
        </draw:line>
        <draw:line draw:name="Line 45" draw:style-name="gr4" draw:text-style-name="P2" draw:layer="layout" svg:x1="7.636cm" svg:y1="8.456cm" svg:x2="7.949cm" svg:y2="8.107cm">
          <text:p/>
        </draw:line>
        <draw:line draw:name="Line 46" draw:style-name="gr4" draw:text-style-name="P2" draw:layer="layout" svg:x1="7.636cm" svg:y1="8.747cm" svg:x2="7.949cm" svg:y2="8.398cm">
          <text:p/>
        </draw:line>
        <draw:custom-shape draw:name="Text Box 48" draw:style-name="gr5" draw:text-style-name="P4" draw:layer="layout" svg:width="1.847cm" svg:height="1.375cm" svg:x="0.424cm" svg:y="7.193cm">
          <text:p text:style-name="P3"><text:span text:style-name="T1">Data </text:span><text:span text:style-name="T1"><text:line-break/></text:span><text:span text:style-name="T1">lines</text:span></text:p>
          <draw:enhanced-geometry svg:viewBox="0 0 21600 21600" draw:type="rectangle" draw:enhanced-path="M 0 0 L 21600 0 21600 21600 0 21600 0 0 Z N"/>
        </draw:custom-shape>
        <draw:line draw:name="Line 49" draw:style-name="gr6" draw:text-style-name="P2" draw:layer="layout" svg:x1="11.27cm" svg:y1="1.506cm" svg:x2="9.991cm" svg:y2="2.141cm">
          <text:p/>
        </draw:line>
        <draw:line draw:name="Line 50" draw:style-name="gr6" draw:text-style-name="P2" draw:layer="layout" svg:x1="11.071cm" svg:y1="1.506cm" svg:x2="7.253cm" svg:y2="2.141cm">
          <text:p/>
        </draw:line>
        <draw:custom-shape draw:name="Text Box 52" draw:style-name="gr5" draw:text-style-name="P6" draw:layer="layout" svg:width="3.386cm" svg:height="0.815cm" svg:x="10.012cm" svg:y="0.735cm">
          <text:p text:style-name="P5"><text:span text:style-name="T2">I/O cards</text:span></text:p>
          <draw:enhanced-geometry svg:viewBox="0 0 21600 21600" draw:type="rectangle" draw:enhanced-path="M 0 0 L 21600 0 21600 21600 0 21600 0 0 Z N"/>
        </draw:custom-shape>
        <draw:custom-shape draw:name="Text Box 48" draw:style-name="gr5" draw:text-style-name="P4" draw:layer="layout" svg:width="1.847cm" svg:height="1.375cm" svg:x="0.345cm" svg:y="3.858cm">
          <text:p text:style-name="P3"><text:span text:style-name="T1">Address</text:span><text:span text:style-name="T1"><text:line-break/></text:span><text:span text:style-name="T1">line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msArrowEnd_20_5" draw:display-name="msArrowEnd 5" svg:viewBox="0 0 300 300" svg:d="m150 0 150 300h-30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335cm" fo:page-height="9.5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4-12-02T00:08:45</meta:creation-date>
    <dc:date>2015-06-06T21:44:03</dc:date>
    <meta:editing-duration>PT00H10M24S</meta:editing-duration>
    <meta:editing-cycles>3</meta:editing-cycles>
    <meta:generator>NeoOffice/3.4.1$Unix OpenOffice.org_project/Patch 15</meta:generator>
    <meta:document-statistic meta:object-count="51"/>
  </office:meta>
</office:document-meta>
</file>